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e2f" officeooo:paragraph-rsid="00103e2f"/>
    </style:style>
    <style:style style:name="P2" style:family="paragraph" style:parent-style-name="Standard">
      <style:text-properties officeooo:rsid="00103e2f" officeooo:paragraph-rsid="00150051"/>
    </style:style>
    <style:style style:name="P3" style:family="paragraph" style:parent-style-name="Standard">
      <style:text-properties fo:color="#ce181e" officeooo:rsid="0013584a" officeooo:paragraph-rsid="0013584a"/>
    </style:style>
    <style:style style:name="P4" style:family="paragraph" style:parent-style-name="Standard">
      <style:text-properties fo:color="#ce181e" officeooo:rsid="001828e9" officeooo:paragraph-rsid="001828e9"/>
    </style:style>
    <style:style style:name="P5" style:family="paragraph" style:parent-style-name="Standard">
      <style:text-properties fo:color="#ce181e" officeooo:rsid="001deb27" officeooo:paragraph-rsid="001deb27"/>
    </style:style>
    <style:style style:name="P6" style:family="paragraph" style:parent-style-name="Standard">
      <style:text-properties fo:color="#ce181e" officeooo:rsid="001deb27" officeooo:paragraph-rsid="002a5db3"/>
    </style:style>
    <style:style style:name="P7" style:family="paragraph" style:parent-style-name="Standard">
      <style:text-properties fo:color="#ce181e" officeooo:rsid="00151f10" officeooo:paragraph-rsid="00151f10"/>
    </style:style>
    <style:style style:name="P8" style:family="paragraph" style:parent-style-name="Standard">
      <style:text-properties fo:color="#ce181e" officeooo:rsid="00150051" officeooo:paragraph-rsid="00150051"/>
    </style:style>
    <style:style style:name="P9" style:family="paragraph" style:parent-style-name="Standard">
      <style:text-properties fo:color="#ce181e" officeooo:rsid="002303da" officeooo:paragraph-rsid="002303da"/>
    </style:style>
    <style:style style:name="P10" style:family="paragraph" style:parent-style-name="Standard">
      <style:text-properties fo:color="#ce181e" officeooo:rsid="002a5db3" officeooo:paragraph-rsid="002a5db3"/>
    </style:style>
    <style:style style:name="P11" style:family="paragraph" style:parent-style-name="Standard">
      <style:text-properties fo:color="#ce181e" officeooo:rsid="003235c8" officeooo:paragraph-rsid="003235c8"/>
    </style:style>
    <style:style style:name="P12" style:family="paragraph" style:parent-style-name="Standard">
      <style:text-properties fo:color="#ce181e" officeooo:rsid="00381878" officeooo:paragraph-rsid="00381878"/>
    </style:style>
    <style:style style:name="P13" style:family="paragraph" style:parent-style-name="Standard">
      <style:text-properties fo:color="#ce181e" officeooo:rsid="00381878" officeooo:paragraph-rsid="0039e339"/>
    </style:style>
    <style:style style:name="P14" style:family="paragraph" style:parent-style-name="Standard">
      <style:text-properties fo:color="#ce181e" officeooo:rsid="00381878" officeooo:paragraph-rsid="003e386e"/>
    </style:style>
    <style:style style:name="P15" style:family="paragraph" style:parent-style-name="Standard">
      <style:text-properties fo:color="#ce181e" officeooo:rsid="0039b7ab" officeooo:paragraph-rsid="0039b7ab"/>
    </style:style>
    <style:style style:name="P16" style:family="paragraph" style:parent-style-name="Standard">
      <style:text-properties fo:color="#ce181e" officeooo:rsid="003c3fe8" officeooo:paragraph-rsid="003c3fe8"/>
    </style:style>
    <style:style style:name="P17" style:family="paragraph" style:parent-style-name="Standard">
      <style:text-properties fo:color="#ce181e" officeooo:rsid="003ff99a" officeooo:paragraph-rsid="003ff99a"/>
    </style:style>
    <style:style style:name="P18" style:family="paragraph" style:parent-style-name="Standard">
      <style:text-properties fo:color="#ce181e" officeooo:rsid="004035e5" officeooo:paragraph-rsid="004035e5"/>
    </style:style>
    <style:style style:name="P19" style:family="paragraph" style:parent-style-name="Standard">
      <style:text-properties fo:color="#ce181e" officeooo:rsid="004182b8" officeooo:paragraph-rsid="004182b8"/>
    </style:style>
    <style:style style:name="P20" style:family="paragraph" style:parent-style-name="Standard">
      <style:text-properties fo:color="#ce181e" officeooo:rsid="0042bf3b" officeooo:paragraph-rsid="0042bf3b"/>
    </style:style>
    <style:style style:name="P21" style:family="paragraph" style:parent-style-name="Standard">
      <style:text-properties fo:color="#ce181e" officeooo:rsid="00483739" officeooo:paragraph-rsid="00483739"/>
    </style:style>
    <style:style style:name="P22" style:family="paragraph" style:parent-style-name="Standard">
      <style:text-properties fo:color="#ce181e" officeooo:rsid="0051c517" officeooo:paragraph-rsid="0051c517"/>
    </style:style>
    <style:style style:name="P23" style:family="paragraph" style:parent-style-name="Standard">
      <style:text-properties fo:color="#ce181e" officeooo:rsid="0051ed8d" officeooo:paragraph-rsid="0051ed8d"/>
    </style:style>
    <style:style style:name="P24" style:family="paragraph" style:parent-style-name="Standard">
      <style:text-properties fo:color="#ce181e" officeooo:rsid="0055104d" officeooo:paragraph-rsid="0055104d"/>
    </style:style>
    <style:style style:name="P25" style:family="paragraph" style:parent-style-name="Standard">
      <style:text-properties fo:color="#ce181e" officeooo:rsid="00740e21" officeooo:paragraph-rsid="00740e21"/>
    </style:style>
    <style:style style:name="P26" style:family="paragraph" style:parent-style-name="Standard">
      <style:text-properties fo:color="#ce181e" officeooo:rsid="006e7547" officeooo:paragraph-rsid="006e7547"/>
    </style:style>
    <style:style style:name="P27" style:family="paragraph" style:parent-style-name="Standard">
      <style:text-properties fo:color="#ce181e" officeooo:rsid="00563581" officeooo:paragraph-rsid="00563581"/>
    </style:style>
    <style:style style:name="P28" style:family="paragraph" style:parent-style-name="Standard">
      <style:text-properties fo:color="#ce181e" officeooo:rsid="005e79fd" officeooo:paragraph-rsid="005e79fd"/>
    </style:style>
    <style:style style:name="P29" style:family="paragraph" style:parent-style-name="Standard">
      <style:text-properties fo:color="#ce181e" officeooo:rsid="005fd5e3" officeooo:paragraph-rsid="005fd5e3"/>
    </style:style>
    <style:style style:name="P30" style:family="paragraph" style:parent-style-name="Standard">
      <style:text-properties fo:color="#ce181e" officeooo:rsid="0066e577" officeooo:paragraph-rsid="0066e577"/>
    </style:style>
    <style:style style:name="P31" style:family="paragraph" style:parent-style-name="Standard">
      <style:text-properties fo:color="#ce181e" officeooo:rsid="006bc7d9" officeooo:paragraph-rsid="006bc7d9"/>
    </style:style>
    <style:style style:name="P32" style:family="paragraph" style:parent-style-name="Standard">
      <style:text-properties officeooo:rsid="00150051" officeooo:paragraph-rsid="00150051"/>
    </style:style>
    <style:style style:name="P33" style:family="paragraph" style:parent-style-name="Standard">
      <style:text-properties officeooo:rsid="00151f10" officeooo:paragraph-rsid="00151f10"/>
    </style:style>
    <style:style style:name="P34" style:family="paragraph" style:parent-style-name="Standard">
      <style:text-properties officeooo:rsid="00151f10" officeooo:paragraph-rsid="00161a76"/>
    </style:style>
    <style:style style:name="P35" style:family="paragraph" style:parent-style-name="Standard">
      <style:text-properties officeooo:rsid="00151f10" officeooo:paragraph-rsid="001722e0"/>
    </style:style>
    <style:style style:name="P36" style:family="paragraph" style:parent-style-name="Standard">
      <style:text-properties officeooo:rsid="00151f10" officeooo:paragraph-rsid="001828e9"/>
    </style:style>
    <style:style style:name="P37" style:family="paragraph" style:parent-style-name="Standard">
      <style:text-properties officeooo:rsid="001828e9" officeooo:paragraph-rsid="001828e9"/>
    </style:style>
    <style:style style:name="P38" style:family="paragraph" style:parent-style-name="Standard">
      <style:text-properties officeooo:rsid="001a91ec" officeooo:paragraph-rsid="001a91ec"/>
    </style:style>
    <style:style style:name="P39" style:family="paragraph" style:parent-style-name="Standard">
      <style:text-properties officeooo:rsid="001a91ec" officeooo:paragraph-rsid="001b3798"/>
    </style:style>
    <style:style style:name="P40" style:family="paragraph" style:parent-style-name="Standard">
      <style:text-properties officeooo:rsid="001a91ec" officeooo:paragraph-rsid="001c7b44"/>
    </style:style>
    <style:style style:name="P41" style:family="paragraph" style:parent-style-name="Standard">
      <style:text-properties fo:font-style="italic" officeooo:rsid="001a91ec" officeooo:paragraph-rsid="001a91ec" style:font-style-asian="italic" style:font-style-complex="italic"/>
    </style:style>
    <style:style style:name="P42" style:family="paragraph" style:parent-style-name="Standard">
      <style:text-properties fo:color="#000000" officeooo:rsid="0022d393" officeooo:paragraph-rsid="0022d393"/>
    </style:style>
    <style:style style:name="P43" style:family="paragraph" style:parent-style-name="Standard">
      <style:text-properties fo:color="#000000" officeooo:rsid="002303da" officeooo:paragraph-rsid="002303da"/>
    </style:style>
    <style:style style:name="P44" style:family="paragraph" style:parent-style-name="Standard">
      <style:text-properties fo:color="#000000" officeooo:rsid="0025b2a8" officeooo:paragraph-rsid="0025b2a8"/>
    </style:style>
    <style:style style:name="P45" style:family="paragraph" style:parent-style-name="Standard">
      <style:text-properties fo:color="#000000" officeooo:rsid="00299659" officeooo:paragraph-rsid="002c536e"/>
    </style:style>
    <style:style style:name="P46" style:family="paragraph" style:parent-style-name="Standard">
      <style:text-properties fo:color="#000000" officeooo:rsid="00299659" officeooo:paragraph-rsid="00315277"/>
    </style:style>
    <style:style style:name="P47" style:family="paragraph" style:parent-style-name="Standard">
      <style:text-properties fo:color="#000000" officeooo:rsid="002c536e" officeooo:paragraph-rsid="002c536e"/>
    </style:style>
    <style:style style:name="P48" style:family="paragraph" style:parent-style-name="Standard">
      <style:text-properties fo:color="#000000" officeooo:rsid="002f8699" officeooo:paragraph-rsid="002f8699"/>
    </style:style>
    <style:style style:name="P49" style:family="paragraph" style:parent-style-name="Standard">
      <style:text-properties fo:color="#000000" officeooo:rsid="003235c8" officeooo:paragraph-rsid="003235c8"/>
    </style:style>
    <style:style style:name="P50" style:family="paragraph" style:parent-style-name="Standard">
      <style:text-properties fo:color="#000000" officeooo:rsid="003311b3" officeooo:paragraph-rsid="003311b3"/>
    </style:style>
    <style:style style:name="P51" style:family="paragraph" style:parent-style-name="Standard">
      <style:text-properties fo:color="#000000" officeooo:rsid="003311b3" officeooo:paragraph-rsid="00347987"/>
    </style:style>
    <style:style style:name="P52" style:family="paragraph" style:parent-style-name="Standard">
      <style:text-properties fo:color="#000000" fo:font-style="normal" officeooo:rsid="003311b3" officeooo:paragraph-rsid="00347987" style:font-style-asian="normal" style:font-style-complex="normal"/>
    </style:style>
    <style:style style:name="P53" style:family="paragraph" style:parent-style-name="Standard">
      <style:text-properties fo:color="#000000" fo:font-style="normal" officeooo:rsid="003311b3" officeooo:paragraph-rsid="003311b3" style:font-style-asian="normal" style:font-style-complex="normal"/>
    </style:style>
    <style:style style:name="P54" style:family="paragraph" style:parent-style-name="Standard">
      <style:text-properties fo:color="#000000" officeooo:rsid="00357558" officeooo:paragraph-rsid="00357558"/>
    </style:style>
    <style:style style:name="P55" style:family="paragraph" style:parent-style-name="Standard">
      <style:text-properties fo:color="#000000" officeooo:rsid="00374bb5" officeooo:paragraph-rsid="00374bb5"/>
    </style:style>
    <style:style style:name="P56" style:family="paragraph" style:parent-style-name="Standard">
      <style:text-properties fo:color="#000000" officeooo:rsid="003919ac" officeooo:paragraph-rsid="003919ac"/>
    </style:style>
    <style:style style:name="P57" style:family="paragraph" style:parent-style-name="Standard">
      <style:text-properties fo:color="#000000" officeooo:rsid="00398244" officeooo:paragraph-rsid="00398244"/>
    </style:style>
    <style:style style:name="P58" style:family="paragraph" style:parent-style-name="Standard">
      <style:text-properties fo:color="#000000" officeooo:rsid="0039b7ab" officeooo:paragraph-rsid="0039b7ab"/>
    </style:style>
    <style:style style:name="P59" style:family="paragraph" style:parent-style-name="Standard">
      <style:text-properties fo:color="#000000" officeooo:rsid="0039e339" officeooo:paragraph-rsid="0039e339"/>
    </style:style>
    <style:style style:name="P60" style:family="paragraph" style:parent-style-name="Standard">
      <style:text-properties fo:color="#000000" officeooo:rsid="0039e339" officeooo:paragraph-rsid="003e386e"/>
    </style:style>
    <style:style style:name="P61" style:family="paragraph" style:parent-style-name="Standard">
      <style:text-properties fo:color="#000000" officeooo:rsid="003e386e" officeooo:paragraph-rsid="003e386e"/>
    </style:style>
    <style:style style:name="P62" style:family="paragraph" style:parent-style-name="Standard">
      <style:text-properties fo:color="#000000" officeooo:rsid="003f63fa" officeooo:paragraph-rsid="003f63fa"/>
    </style:style>
    <style:style style:name="P63" style:family="paragraph" style:parent-style-name="Standard">
      <style:text-properties fo:color="#000000" officeooo:rsid="003ff99a" officeooo:paragraph-rsid="003ff99a"/>
    </style:style>
    <style:style style:name="P64" style:family="paragraph" style:parent-style-name="Standard">
      <style:text-properties fo:color="#000000" officeooo:rsid="004152b2" officeooo:paragraph-rsid="004152b2"/>
    </style:style>
    <style:style style:name="P65" style:family="paragraph" style:parent-style-name="Standard">
      <style:text-properties fo:color="#000000" officeooo:rsid="0042bf3b" officeooo:paragraph-rsid="0042bf3b"/>
    </style:style>
    <style:style style:name="P66" style:family="paragraph" style:parent-style-name="Standard">
      <style:text-properties fo:color="#000000" officeooo:rsid="0043f86a" officeooo:paragraph-rsid="0043f86a"/>
    </style:style>
    <style:style style:name="P67" style:family="paragraph" style:parent-style-name="Standard">
      <style:text-properties fo:color="#000000" officeooo:rsid="0045945d" officeooo:paragraph-rsid="0045945d"/>
    </style:style>
    <style:style style:name="P68" style:family="paragraph" style:parent-style-name="Standard">
      <style:text-properties fo:color="#000000" officeooo:rsid="00464ac0" officeooo:paragraph-rsid="00464ac0"/>
    </style:style>
    <style:style style:name="P69" style:family="paragraph" style:parent-style-name="Standard">
      <style:text-properties fo:color="#000000" officeooo:rsid="00464ac0" officeooo:paragraph-rsid="00472708"/>
    </style:style>
    <style:style style:name="P70" style:family="paragraph" style:parent-style-name="Standard">
      <style:text-properties fo:color="#000000" officeooo:rsid="00464ac0" officeooo:paragraph-rsid="00476e8e"/>
    </style:style>
    <style:style style:name="P71" style:family="paragraph" style:parent-style-name="Standard">
      <style:text-properties fo:color="#000000" officeooo:rsid="00472708" officeooo:paragraph-rsid="00472708"/>
    </style:style>
    <style:style style:name="P72" style:family="paragraph" style:parent-style-name="Standard">
      <style:text-properties fo:color="#000000" officeooo:rsid="00472708" officeooo:paragraph-rsid="00476e8e"/>
    </style:style>
    <style:style style:name="P73" style:family="paragraph" style:parent-style-name="Standard">
      <style:text-properties fo:color="#000000" officeooo:rsid="00483739" officeooo:paragraph-rsid="00483739"/>
    </style:style>
    <style:style style:name="P74" style:family="paragraph" style:parent-style-name="Standard">
      <style:text-properties fo:color="#000000" officeooo:rsid="004a8b64" officeooo:paragraph-rsid="004a8b64"/>
    </style:style>
    <style:style style:name="P75" style:family="paragraph" style:parent-style-name="Standard">
      <style:text-properties fo:color="#000000" officeooo:rsid="004aa9c4" officeooo:paragraph-rsid="004aa9c4"/>
    </style:style>
    <style:style style:name="P76" style:family="paragraph" style:parent-style-name="Standard">
      <style:text-properties fo:color="#000000" officeooo:rsid="004c82a5" officeooo:paragraph-rsid="004c82a5"/>
    </style:style>
    <style:style style:name="P77" style:family="paragraph" style:parent-style-name="Standard">
      <style:text-properties fo:color="#000000" officeooo:rsid="004ed55a" officeooo:paragraph-rsid="004ed55a"/>
    </style:style>
    <style:style style:name="P78" style:family="paragraph" style:parent-style-name="Standard">
      <style:text-properties fo:color="#000000" officeooo:rsid="0051c517" officeooo:paragraph-rsid="0051c517"/>
    </style:style>
    <style:style style:name="P79" style:family="paragraph" style:parent-style-name="Standard">
      <style:text-properties fo:color="#000000" officeooo:rsid="0051ed8d" officeooo:paragraph-rsid="0051ed8d"/>
    </style:style>
    <style:style style:name="P80" style:family="paragraph" style:parent-style-name="Standard">
      <style:text-properties fo:color="#000000" officeooo:rsid="0051ed8d" officeooo:paragraph-rsid="0053802a"/>
    </style:style>
    <style:style style:name="P81" style:family="paragraph" style:parent-style-name="Standard">
      <style:text-properties fo:color="#000000" officeooo:rsid="0055104d" officeooo:paragraph-rsid="0055104d"/>
    </style:style>
    <style:style style:name="P82" style:family="paragraph" style:parent-style-name="Standard">
      <style:text-properties fo:color="#000000" officeooo:rsid="00554f38" officeooo:paragraph-rsid="00554f38"/>
    </style:style>
    <style:style style:name="P83" style:family="paragraph" style:parent-style-name="Standard">
      <style:text-properties fo:color="#000000" officeooo:rsid="005812bf" officeooo:paragraph-rsid="005812bf"/>
    </style:style>
    <style:style style:name="P84" style:family="paragraph" style:parent-style-name="Standard">
      <style:text-properties fo:color="#000000" officeooo:rsid="005812bf" officeooo:paragraph-rsid="005c38f0"/>
    </style:style>
    <style:style style:name="P85" style:family="paragraph" style:parent-style-name="Standard">
      <style:text-properties fo:color="#000000" officeooo:rsid="005812bf" officeooo:paragraph-rsid="005e6a76"/>
    </style:style>
    <style:style style:name="P86" style:family="paragraph" style:parent-style-name="Standard">
      <style:text-properties fo:color="#000000" officeooo:rsid="00592032" officeooo:paragraph-rsid="00592032"/>
    </style:style>
    <style:style style:name="P87" style:family="paragraph" style:parent-style-name="Standard">
      <style:text-properties fo:color="#000000" officeooo:rsid="00596afe" officeooo:paragraph-rsid="00596afe"/>
    </style:style>
    <style:style style:name="P88" style:family="paragraph" style:parent-style-name="Standard">
      <style:text-properties fo:color="#000000" officeooo:rsid="005c38f0" officeooo:paragraph-rsid="005e6a76"/>
    </style:style>
    <style:style style:name="P89" style:family="paragraph" style:parent-style-name="Standard">
      <style:text-properties fo:color="#000000" officeooo:rsid="005e6a76" officeooo:paragraph-rsid="005e6a76"/>
    </style:style>
    <style:style style:name="P90" style:family="paragraph" style:parent-style-name="Standard">
      <style:text-properties fo:color="#000000" officeooo:rsid="005e79fd" officeooo:paragraph-rsid="005e79fd"/>
    </style:style>
    <style:style style:name="P91" style:family="paragraph" style:parent-style-name="Standard">
      <style:text-properties fo:color="#000000" officeooo:rsid="0061d155" officeooo:paragraph-rsid="0061d155"/>
    </style:style>
    <style:style style:name="P92" style:family="paragraph" style:parent-style-name="Standard">
      <style:text-properties fo:color="#000000" officeooo:rsid="0061d155" officeooo:paragraph-rsid="006804bd"/>
    </style:style>
    <style:style style:name="P93" style:family="paragraph" style:parent-style-name="Standard">
      <style:text-properties fo:color="#000000" officeooo:rsid="0061d155" officeooo:paragraph-rsid="0075e2d2"/>
    </style:style>
    <style:style style:name="P94" style:family="paragraph" style:parent-style-name="Standard">
      <style:text-properties fo:color="#000000" officeooo:rsid="006202a8" officeooo:paragraph-rsid="006202a8"/>
    </style:style>
    <style:style style:name="P95" style:family="paragraph" style:parent-style-name="Standard">
      <style:text-properties fo:color="#000000" officeooo:rsid="00649ecb" officeooo:paragraph-rsid="00649ecb"/>
    </style:style>
    <style:style style:name="P96" style:family="paragraph" style:parent-style-name="Standard">
      <style:text-properties fo:color="#000000" officeooo:rsid="00649ecb" officeooo:paragraph-rsid="006804bd"/>
    </style:style>
    <style:style style:name="P97" style:family="paragraph" style:parent-style-name="Standard">
      <style:text-properties fo:color="#000000" officeooo:rsid="00649ecb" officeooo:paragraph-rsid="006da8e3"/>
    </style:style>
    <style:style style:name="P98" style:family="paragraph" style:parent-style-name="Standard">
      <style:text-properties fo:color="#000000" officeooo:rsid="006804bd" officeooo:paragraph-rsid="006804bd"/>
    </style:style>
    <style:style style:name="P99" style:family="paragraph" style:parent-style-name="Standard">
      <style:text-properties fo:color="#000000" officeooo:rsid="0068f47a" officeooo:paragraph-rsid="0068f47a"/>
    </style:style>
    <style:style style:name="P100" style:family="paragraph" style:parent-style-name="Standard">
      <style:text-properties fo:color="#000000" officeooo:rsid="0068f47a" officeooo:paragraph-rsid="0075e2d2"/>
    </style:style>
    <style:style style:name="P101" style:family="paragraph" style:parent-style-name="Standard">
      <style:text-properties fo:color="#000000" officeooo:rsid="0069e2fe" officeooo:paragraph-rsid="0069e2fe"/>
    </style:style>
    <style:style style:name="P102" style:family="paragraph" style:parent-style-name="Standard">
      <style:text-properties fo:color="#000000" officeooo:rsid="0069e2fe" officeooo:paragraph-rsid="0075e2d2"/>
    </style:style>
    <style:style style:name="P103" style:family="paragraph" style:parent-style-name="Standard">
      <style:text-properties fo:color="#000000" officeooo:rsid="006da8e3" officeooo:paragraph-rsid="006da8e3"/>
    </style:style>
    <style:style style:name="P104" style:family="paragraph" style:parent-style-name="Standard">
      <style:text-properties fo:color="#000000" officeooo:rsid="006e7547" officeooo:paragraph-rsid="006e7547"/>
    </style:style>
    <style:style style:name="P105" style:family="paragraph" style:parent-style-name="Standard">
      <style:text-properties fo:color="#000000" officeooo:rsid="00717c69" officeooo:paragraph-rsid="00717c69"/>
    </style:style>
    <style:style style:name="P106" style:family="paragraph" style:parent-style-name="Standard">
      <style:text-properties fo:color="#000000" officeooo:rsid="0075e2d2" officeooo:paragraph-rsid="0075e2d2"/>
    </style:style>
    <style:style style:name="P107" style:family="paragraph" style:parent-style-name="Standard">
      <style:text-properties fo:color="#000000" officeooo:rsid="007732b1" officeooo:paragraph-rsid="007732b1"/>
    </style:style>
    <style:style style:name="P108" style:family="paragraph" style:parent-style-name="Standard">
      <style:text-properties fo:color="#000000" officeooo:rsid="00784594" officeooo:paragraph-rsid="00784594"/>
    </style:style>
    <style:style style:name="P109" style:family="paragraph" style:parent-style-name="Standard">
      <style:text-properties fo:color="#000000" officeooo:rsid="00530ca1" officeooo:paragraph-rsid="0053802a"/>
    </style:style>
    <style:style style:name="P110" style:family="paragraph" style:parent-style-name="Standard">
      <style:text-properties fo:color="#000000" officeooo:rsid="0075e2d2" officeooo:paragraph-rsid="0075e2d2"/>
    </style:style>
    <style:style style:name="P111" style:family="paragraph" style:parent-style-name="Standard">
      <style:text-properties fo:color="#000000" officeooo:rsid="006da8e3" officeooo:paragraph-rsid="006da8e3"/>
    </style:style>
    <style:style style:name="P112" style:family="paragraph" style:parent-style-name="Standard">
      <style:text-properties fo:color="#000000" officeooo:rsid="007732b1" officeooo:paragraph-rsid="007732b1"/>
    </style:style>
    <style:style style:name="P113" style:family="paragraph" style:parent-style-name="Standard">
      <style:text-properties fo:color="#000000" officeooo:rsid="00792034" officeooo:paragraph-rsid="00792034"/>
    </style:style>
    <style:style style:name="P114" style:family="paragraph" style:parent-style-name="Standard">
      <style:text-properties fo:color="#000000" officeooo:rsid="0079da15" officeooo:paragraph-rsid="0079da15"/>
    </style:style>
    <style:style style:name="P115" style:family="paragraph" style:parent-style-name="Standard">
      <style:text-properties fo:color="#000000" officeooo:rsid="007b0515" officeooo:paragraph-rsid="007b0515"/>
    </style:style>
    <style:style style:name="P116" style:family="paragraph" style:parent-style-name="Standard">
      <style:text-properties fo:color="#000000" officeooo:rsid="007b2b90" officeooo:paragraph-rsid="007b2b90"/>
    </style:style>
    <style:style style:name="P117" style:family="paragraph" style:parent-style-name="Standard">
      <style:text-properties fo:color="#000000" officeooo:rsid="007c419c" officeooo:paragraph-rsid="007c419c"/>
    </style:style>
    <style:style style:name="P118" style:family="paragraph" style:parent-style-name="Standard">
      <style:text-properties fo:color="#000000" officeooo:rsid="007d71b0" officeooo:paragraph-rsid="007d71b0"/>
    </style:style>
    <style:style style:name="P119" style:family="paragraph" style:parent-style-name="Standard">
      <style:text-properties fo:color="#000000" officeooo:rsid="007d71b0" officeooo:paragraph-rsid="007e7f24"/>
    </style:style>
    <style:style style:name="P120" style:family="paragraph" style:parent-style-name="Standard">
      <style:text-properties fo:color="#000000" officeooo:rsid="00805d4e" officeooo:paragraph-rsid="00805d4e"/>
    </style:style>
    <style:style style:name="P121" style:family="paragraph" style:parent-style-name="Standard">
      <style:text-properties fo:color="#000000" officeooo:rsid="00805d4e" officeooo:paragraph-rsid="0082ad83"/>
    </style:style>
    <style:style style:name="P122" style:family="paragraph" style:parent-style-name="Standard">
      <style:text-properties fo:color="#000000" officeooo:rsid="00805d4e" officeooo:paragraph-rsid="0083ea7c"/>
    </style:style>
    <style:style style:name="P123" style:family="paragraph" style:parent-style-name="Standard">
      <style:text-properties fo:color="#000000" officeooo:rsid="00805d4e" officeooo:paragraph-rsid="0084eaea"/>
    </style:style>
    <style:style style:name="P124" style:family="paragraph" style:parent-style-name="Standard">
      <style:text-properties fo:color="#000000" officeooo:rsid="00805d4e" officeooo:paragraph-rsid="0085beeb"/>
    </style:style>
    <style:style style:name="P125" style:family="paragraph" style:parent-style-name="Standard">
      <style:text-properties fo:color="#000000" officeooo:rsid="00805d4e" officeooo:paragraph-rsid="008b7a1f"/>
    </style:style>
    <style:style style:name="P126" style:family="paragraph" style:parent-style-name="Standard">
      <style:text-properties fo:color="#000000" officeooo:rsid="00825cc6" officeooo:paragraph-rsid="00825cc6"/>
    </style:style>
    <style:style style:name="P127" style:family="paragraph" style:parent-style-name="Standard">
      <style:text-properties fo:color="#000000" officeooo:rsid="00825cc6" officeooo:paragraph-rsid="0082ad83"/>
    </style:style>
    <style:style style:name="P128" style:family="paragraph" style:parent-style-name="Standard">
      <style:text-properties fo:color="#000000" officeooo:rsid="00825cc6" officeooo:paragraph-rsid="0083ea7c"/>
    </style:style>
    <style:style style:name="P129" style:family="paragraph" style:parent-style-name="Standard">
      <style:text-properties fo:color="#000000" officeooo:rsid="00825cc6" officeooo:paragraph-rsid="0084eaea"/>
    </style:style>
    <style:style style:name="P130" style:family="paragraph" style:parent-style-name="Standard">
      <style:text-properties fo:color="#000000" officeooo:rsid="00825cc6" officeooo:paragraph-rsid="0085beeb"/>
    </style:style>
    <style:style style:name="P131" style:family="paragraph" style:parent-style-name="Standard">
      <style:text-properties fo:color="#000000" officeooo:rsid="00825cc6" officeooo:paragraph-rsid="008b7a1f"/>
    </style:style>
    <style:style style:name="P132" style:family="paragraph" style:parent-style-name="Standard">
      <style:text-properties fo:color="#000000" officeooo:rsid="00825cc6" officeooo:paragraph-rsid="008ef9ea"/>
    </style:style>
    <style:style style:name="P133" style:family="paragraph" style:parent-style-name="Standard">
      <style:text-properties fo:color="#000000" officeooo:rsid="0084dd30" officeooo:paragraph-rsid="0084dd30"/>
    </style:style>
    <style:style style:name="P134" style:family="paragraph" style:parent-style-name="Standard">
      <style:text-properties fo:color="#000000" officeooo:rsid="0084dd30" officeooo:paragraph-rsid="0084eaea"/>
    </style:style>
    <style:style style:name="P135" style:family="paragraph" style:parent-style-name="Standard">
      <style:text-properties fo:color="#000000" officeooo:rsid="0084dd30" officeooo:paragraph-rsid="0085beeb"/>
    </style:style>
    <style:style style:name="P136" style:family="paragraph" style:parent-style-name="Standard">
      <style:text-properties fo:color="#000000" officeooo:rsid="0085beeb" officeooo:paragraph-rsid="0085beeb"/>
    </style:style>
    <style:style style:name="P137" style:family="paragraph" style:parent-style-name="Standard">
      <style:text-properties fo:color="#000000" officeooo:rsid="008a959e" officeooo:paragraph-rsid="008a959e"/>
    </style:style>
    <style:style style:name="P138" style:family="paragraph" style:parent-style-name="Standard">
      <style:text-properties fo:color="#000000" officeooo:rsid="008b7a1f" officeooo:paragraph-rsid="008b7a1f"/>
    </style:style>
    <style:style style:name="P139" style:family="paragraph" style:parent-style-name="Standard">
      <style:text-properties fo:color="#000000" officeooo:rsid="008cc6c8" officeooo:paragraph-rsid="008cc6c8"/>
    </style:style>
    <style:style style:name="P140" style:family="paragraph" style:parent-style-name="Standard">
      <style:text-properties fo:color="#000000" officeooo:rsid="008ef9ea" officeooo:paragraph-rsid="008ef9ea"/>
    </style:style>
    <style:style style:name="P141" style:family="paragraph" style:parent-style-name="Standard">
      <style:text-properties fo:color="#000000" officeooo:rsid="008f75ae" officeooo:paragraph-rsid="008ef9ea"/>
    </style:style>
    <style:style style:name="P142" style:family="paragraph" style:parent-style-name="Standard">
      <style:text-properties fo:color="#000000" officeooo:rsid="00911735" officeooo:paragraph-rsid="00911735"/>
    </style:style>
    <style:style style:name="P143" style:family="paragraph" style:parent-style-name="Standard">
      <style:text-properties fo:color="#000000" officeooo:rsid="00914deb" officeooo:paragraph-rsid="00914deb"/>
    </style:style>
    <style:style style:name="P144" style:family="paragraph" style:parent-style-name="Standard">
      <style:text-properties fo:color="#000000" officeooo:rsid="00914deb" officeooo:paragraph-rsid="00951403"/>
    </style:style>
    <style:style style:name="P145" style:family="paragraph" style:parent-style-name="Standard">
      <style:text-properties fo:color="#000000" officeooo:rsid="00937c90" officeooo:paragraph-rsid="00937c90"/>
    </style:style>
    <style:style style:name="P146" style:family="paragraph" style:parent-style-name="Standard">
      <style:text-properties fo:color="#000000" officeooo:rsid="0096bc93" officeooo:paragraph-rsid="0096bc93"/>
    </style:style>
    <style:style style:name="P147" style:family="paragraph" style:parent-style-name="Standard">
      <style:text-properties fo:color="#000000" officeooo:rsid="0096bc93" officeooo:paragraph-rsid="009a56fc"/>
    </style:style>
    <style:style style:name="P148" style:family="paragraph" style:parent-style-name="Standard">
      <style:text-properties fo:color="#000000" officeooo:rsid="00981683" officeooo:paragraph-rsid="00981683"/>
    </style:style>
    <style:style style:name="P149" style:family="paragraph" style:parent-style-name="Standard">
      <style:text-properties fo:color="#000000" officeooo:rsid="00981683" officeooo:paragraph-rsid="009a56fc"/>
    </style:style>
    <style:style style:name="P150" style:family="paragraph" style:parent-style-name="Standard">
      <style:text-properties fo:color="#000000" officeooo:rsid="009e2d4b" officeooo:paragraph-rsid="009e2d4b"/>
    </style:style>
    <style:style style:name="P151" style:family="paragraph" style:parent-style-name="Standard">
      <style:text-properties fo:color="#000000" officeooo:rsid="00a12347" officeooo:paragraph-rsid="00a12347"/>
    </style:style>
    <style:style style:name="P152" style:family="paragraph" style:parent-style-name="Standard">
      <style:text-properties fo:color="#000000" officeooo:rsid="00a1ed06" officeooo:paragraph-rsid="00a1ed06"/>
    </style:style>
    <style:style style:name="P153" style:family="paragraph" style:parent-style-name="Standard">
      <style:text-properties fo:color="#000000" officeooo:rsid="00a42862" officeooo:paragraph-rsid="00a42862"/>
    </style:style>
    <style:style style:name="P154" style:family="paragraph" style:parent-style-name="Standard">
      <style:text-properties fo:color="#000000" officeooo:rsid="00a42862" officeooo:paragraph-rsid="00a57032"/>
    </style:style>
    <style:style style:name="P155" style:family="paragraph" style:parent-style-name="Standard">
      <style:text-properties fo:color="#000000" officeooo:rsid="00a42862" officeooo:paragraph-rsid="00a7727a"/>
    </style:style>
    <style:style style:name="P156" style:family="paragraph" style:parent-style-name="Standard">
      <style:text-properties fo:color="#000000" officeooo:rsid="00a57032" officeooo:paragraph-rsid="00a57032"/>
    </style:style>
    <style:style style:name="P157" style:family="paragraph" style:parent-style-name="Standard">
      <style:text-properties fo:color="#000000" officeooo:rsid="00a57b21" officeooo:paragraph-rsid="00a57b21"/>
    </style:style>
    <style:style style:name="P158" style:family="paragraph" style:parent-style-name="Standard">
      <style:text-properties fo:color="#000000" officeooo:rsid="00a7727a" officeooo:paragraph-rsid="00a7727a"/>
    </style:style>
    <style:style style:name="P159" style:family="paragraph" style:parent-style-name="Standard">
      <style:text-properties fo:color="#000000" officeooo:rsid="00a98c3d" officeooo:paragraph-rsid="00a98c3d"/>
    </style:style>
    <style:style style:name="P160" style:family="paragraph" style:parent-style-name="Standard">
      <style:text-properties fo:color="#ce181e" officeooo:rsid="00786afc" officeooo:paragraph-rsid="00786afc"/>
    </style:style>
    <style:style style:name="P161" style:family="paragraph" style:parent-style-name="Standard">
      <style:text-properties fo:color="#ce181e" officeooo:rsid="0079da15" officeooo:paragraph-rsid="0079da15"/>
    </style:style>
    <style:style style:name="P162" style:family="paragraph" style:parent-style-name="Standard">
      <style:text-properties fo:color="#ce181e" officeooo:rsid="007c419c" officeooo:paragraph-rsid="007c419c"/>
    </style:style>
    <style:style style:name="P163" style:family="paragraph" style:parent-style-name="Standard">
      <style:text-properties fo:color="#ce181e" officeooo:rsid="007fb121" officeooo:paragraph-rsid="007fb121"/>
    </style:style>
    <style:style style:name="P164" style:family="paragraph" style:parent-style-name="Standard">
      <style:text-properties fo:color="#ce181e" officeooo:rsid="00805d4e" officeooo:paragraph-rsid="0085beeb"/>
    </style:style>
    <style:style style:name="P165" style:family="paragraph" style:parent-style-name="Standard">
      <style:text-properties fo:color="#ce181e" officeooo:rsid="008b35d9" officeooo:paragraph-rsid="008b35d9"/>
    </style:style>
    <style:style style:name="P166" style:family="paragraph" style:parent-style-name="Standard">
      <style:text-properties fo:color="#ce181e" officeooo:rsid="008e99a3" officeooo:paragraph-rsid="008e99a3"/>
    </style:style>
    <style:style style:name="P167" style:family="paragraph" style:parent-style-name="Standard">
      <style:text-properties fo:color="#ce181e" officeooo:rsid="008f75ae" officeooo:paragraph-rsid="008f75ae"/>
    </style:style>
    <style:style style:name="P168" style:family="paragraph" style:parent-style-name="Standard">
      <style:text-properties fo:color="#ce181e" officeooo:rsid="00928add" officeooo:paragraph-rsid="00928add"/>
    </style:style>
    <style:style style:name="P169" style:family="paragraph" style:parent-style-name="Standard">
      <style:text-properties fo:color="#ce181e" officeooo:rsid="00955bb0" officeooo:paragraph-rsid="00955bb0"/>
    </style:style>
    <style:style style:name="P170" style:family="paragraph" style:parent-style-name="Standard">
      <style:text-properties fo:color="#ce181e" officeooo:rsid="00a1ed06" officeooo:paragraph-rsid="00a1ed06"/>
    </style:style>
    <style:style style:name="P171" style:family="paragraph" style:parent-style-name="Standard">
      <style:text-properties fo:color="#ce181e" officeooo:rsid="00a8e0a4" officeooo:paragraph-rsid="00a8e0a4"/>
    </style:style>
    <style:style style:name="T1" style:family="text">
      <style:text-properties officeooo:rsid="00103e2f"/>
    </style:style>
    <style:style style:name="T2" style:family="text">
      <style:text-properties officeooo:rsid="00161a76"/>
    </style:style>
    <style:style style:name="T3" style:family="text">
      <style:text-properties officeooo:rsid="001722e0"/>
    </style:style>
    <style:style style:name="T4" style:family="text">
      <style:text-properties officeooo:rsid="001828e9"/>
    </style:style>
    <style:style style:name="T5" style:family="text">
      <style:text-properties officeooo:rsid="0018d024"/>
    </style:style>
    <style:style style:name="T6" style:family="text">
      <style:text-properties officeooo:rsid="001b3798"/>
    </style:style>
    <style:style style:name="T7" style:family="text">
      <style:text-properties officeooo:rsid="001c7b44"/>
    </style:style>
    <style:style style:name="T8" style:family="text">
      <style:text-properties officeooo:rsid="001fab1f"/>
    </style:style>
    <style:style style:name="T9" style:family="text">
      <style:text-properties officeooo:rsid="002303da"/>
    </style:style>
    <style:style style:name="T10" style:family="text">
      <style:text-properties officeooo:rsid="0025b2a8"/>
    </style:style>
    <style:style style:name="T11" style:family="text">
      <style:text-properties officeooo:rsid="0026da49"/>
    </style:style>
    <style:style style:name="T12" style:family="text">
      <style:text-properties officeooo:rsid="00299659"/>
    </style:style>
    <style:style style:name="T13" style:family="text">
      <style:text-properties officeooo:rsid="002c536e"/>
    </style:style>
    <style:style style:name="T14" style:family="text">
      <style:text-properties officeooo:rsid="002ded36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a57032"/>
    </style:style>
    <style:style style:name="T17" style:family="text">
      <style:text-properties fo:color="#579835"/>
    </style:style>
    <style:style style:name="T18" style:family="text">
      <style:text-properties officeooo:rsid="003311b3"/>
    </style:style>
    <style:style style:name="T19" style:family="text">
      <style:text-properties officeooo:rsid="00347987"/>
    </style:style>
    <style:style style:name="T20" style:family="text">
      <style:text-properties officeooo:rsid="00398244"/>
    </style:style>
    <style:style style:name="T21" style:family="text">
      <style:text-properties officeooo:rsid="003ade28"/>
    </style:style>
    <style:style style:name="T22" style:family="text">
      <style:text-properties officeooo:rsid="00404dc7"/>
    </style:style>
    <style:style style:name="T23" style:family="text">
      <style:text-properties officeooo:rsid="0043f86a"/>
    </style:style>
    <style:style style:name="T24" style:family="text">
      <style:text-properties officeooo:rsid="00476e8e"/>
    </style:style>
    <style:style style:name="T25" style:family="text">
      <style:text-properties officeooo:rsid="004aa9c4"/>
    </style:style>
    <style:style style:name="T26" style:family="text">
      <style:text-properties officeooo:rsid="004d5258"/>
    </style:style>
    <style:style style:name="T27" style:family="text">
      <style:text-properties officeooo:rsid="004ddeb9"/>
    </style:style>
    <style:style style:name="T28" style:family="text">
      <style:text-properties officeooo:rsid="004ed55a"/>
    </style:style>
    <style:style style:name="T29" style:family="text">
      <style:text-properties officeooo:rsid="0051ed8d"/>
    </style:style>
    <style:style style:name="T30" style:family="text">
      <style:text-properties officeooo:rsid="00530ca1"/>
    </style:style>
    <style:style style:name="T31" style:family="text">
      <style:text-properties officeooo:rsid="005b2934"/>
    </style:style>
    <style:style style:name="T32" style:family="text">
      <style:text-properties officeooo:rsid="005c38f0"/>
    </style:style>
    <style:style style:name="T33" style:family="text">
      <style:text-properties officeooo:rsid="006202a8"/>
    </style:style>
    <style:style style:name="T34" style:family="text">
      <style:text-properties officeooo:rsid="006804bd"/>
    </style:style>
    <style:style style:name="T35" style:family="text">
      <style:text-properties officeooo:rsid="006a0e6f"/>
    </style:style>
    <style:style style:name="T36" style:family="text">
      <style:text-properties officeooo:rsid="00717c69"/>
    </style:style>
    <style:style style:name="T37" style:family="text">
      <style:text-properties officeooo:rsid="0075e2d2"/>
    </style:style>
    <style:style style:name="T38" style:family="text">
      <style:text-properties officeooo:rsid="007732b1"/>
    </style:style>
    <style:style style:name="T39" style:family="text">
      <style:text-properties officeooo:rsid="0079da15"/>
    </style:style>
    <style:style style:name="T40" style:family="text">
      <style:text-properties officeooo:rsid="007b0515"/>
    </style:style>
    <style:style style:name="T41" style:family="text">
      <style:text-properties officeooo:rsid="007c419c"/>
    </style:style>
    <style:style style:name="T42" style:family="text">
      <style:text-properties officeooo:rsid="007c42d6"/>
    </style:style>
    <style:style style:name="T43" style:family="text">
      <style:text-properties officeooo:rsid="007e7f24"/>
    </style:style>
    <style:style style:name="T44" style:family="text">
      <style:text-properties officeooo:rsid="0082ad83"/>
    </style:style>
    <style:style style:name="T45" style:family="text">
      <style:text-properties officeooo:rsid="0083ea7c"/>
    </style:style>
    <style:style style:name="T46" style:family="text">
      <style:text-properties officeooo:rsid="0084eaea"/>
    </style:style>
    <style:style style:name="T47" style:family="text">
      <style:text-properties officeooo:rsid="0087bb2e"/>
    </style:style>
    <style:style style:name="T48" style:family="text">
      <style:text-properties officeooo:rsid="008dfcf5"/>
    </style:style>
    <style:style style:name="T49" style:family="text">
      <style:text-properties officeooo:rsid="00914deb"/>
    </style:style>
    <style:style style:name="T50" style:family="text">
      <style:text-properties officeooo:rsid="009510c6"/>
    </style:style>
    <style:style style:name="T51" style:family="text">
      <style:text-properties officeooo:rsid="00951403"/>
    </style:style>
    <style:style style:name="T52" style:family="text">
      <style:text-properties officeooo:rsid="009a0fb0"/>
    </style:style>
    <style:style style:name="T53" style:family="text">
      <style:text-properties officeooo:rsid="009a56fc"/>
    </style:style>
    <style:style style:name="T54" style:family="text">
      <style:text-properties officeooo:rsid="009f242b"/>
    </style:style>
    <style:style style:name="T55" style:family="text">
      <style:text-properties officeooo:rsid="00a2bbde"/>
    </style:style>
    <style:style style:name="T56" style:family="text">
      <style:text-properties officeooo:rsid="00a57032"/>
    </style:style>
    <style:style style:name="T57" style:family="text">
      <style:text-properties style:text-position="0% 100%"/>
    </style:style>
    <style:style style:name="T58" style:family="text">
      <style:text-properties officeooo:rsid="00a5788c"/>
    </style:style>
    <style:style style:name="T59" style:family="text">
      <style:text-properties officeooo:rsid="00aa6ac9"/>
    </style:style>
    <style:style style:name="T60" style:family="text">
      <style:text-properties officeooo:rsid="00ac2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esson 10: CSS Conflicts <text:s/>&amp; the Cascade</text:p>
      <text:p text:style-name="P75">Cascading order from top to the bottom: the bottom rule overrides the top one (if the selectors are identical, which among others means that they have exactly the same level of specificity)</text:p>
      <text:p text:style-name="P76"/>
      <text:p text:style-name="P76">Embedded styling overrides ext<text:span text:style-name="T26">er</text:span>nal style sheet styles, because it comes after the reference to the external style sheet.</text:p>
      <text:p text:style-name="P76">Inline style overrides ext<text:span text:style-name="T26">er</text:span>nal style sheet styles, because inline style comes after the reference to the external style sheet.</text:p>
      <text:p text:style-name="P76"/>
      <text:p text:style-name="P77">body span {color: red}</text:p>
      <text:p text:style-name="P77">span {color: blue}</text:p>
      <text:p text:style-name="P73">/*<text:span text:style-name="T28">The top rule applies, because it is more specific.</text:span></text:p>
      <text:p text:style-name="P21"/>
      <text:p text:style-name="P21">Lesson 11: Inheritance</text:p>
      <text:p text:style-name="P74">&lt;body&gt;</text:p>
      <text:p text:style-name="P74">&lt;div&gt;&lt;p&gt;&lt;/p&gt;&lt;/div&gt;</text:p>
      <text:p text:style-name="P74">&lt;p&gt;&lt;/p&gt;</text:p>
      <text:p text:style-name="P74">&lt;/body&gt;</text:p>
      <text:p text:style-name="P74"/>
      <text:p text:style-name="P74">body{color: red;}</text:p>
      <text:p text:style-name="P74">/*Everything within body inherits style from body, so color of everything is red (apart from e.g. links which have a default browser style: <text:span text:style-name="T25">default browser style overrides inherited styles</text:span>)</text:p>
      <text:p text:style-name="P74"/>
      <text:p text:style-name="P74">body{color: red;}</text:p>
      <text:p text:style-name="P74">div{color: blue;}</text:p>
      <text:p text:style-name="P74">/*div style overrides the body style</text:p>
      <text:p text:style-name="P74"/>
      <text:p text:style-name="P21"/>
      <text:p text:style-name="P19">Lesson 12: Selector Specificity <text:span text:style-name="T23">(when there are conflicts)</text:span></text:p>
      <text:p text:style-name="P65">Cascading order without specific selector: the last rule wins.</text:p>
      <text:p text:style-name="P65"/>
      <text:p text:style-name="P66">p{color: black;}</text:p>
      <text:p text:style-name="P66">p{color: red;}</text:p>
      <text:p text:style-name="P66">/*The second rule wins</text:p>
      <text:p text:style-name="P66"/>
      <text:p text:style-name="P66">#main-content p{color: black;}</text:p>
      <text:p text:style-name="P66">p{color: red;}</text:p>
      <text:p text:style-name="P66">/*The first rule wins (101 points &gt; 1 point), because it is more specific</text:p>
      <text:p text:style-name="P66"/>
      <text:p text:style-name="P66">ID’s: 100 points</text:p>
      <text:p text:style-name="P66">Classes: 10 points</text:p>
      <text:p text:style-name="P66">Elements: 1 point</text:p>
      <text:p text:style-name="P67">Selector with the most points wins.</text:p>
      <text:p text:style-name="P66"/>
      <text:p text:style-name="P68">#main-content p{color: red;}</text:p>
      <text:p text:style-name="P68">p{color: black;}</text:p>
      <text:p text:style-name="P68">/*First rule wins so every p tag inside of #main-content will be red, all other p tags will be black.</text:p>
      <text:p text:style-name="P66"/>
      <text:p text:style-name="P69">#main-content p{color: red;}</text:p>
      <text:p text:style-name="P69">p{color: black;}</text:p>
      <text:p text:style-name="P71">.test{color: green;}</text:p>
      <text:p text:style-name="P71">/*First rule wins (although class .test is inside #main-content), because class gets 10 points.</text:p>
      <text:p text:style-name="P71"><text:soft-page-break/></text:p>
      <text:p text:style-name="P71">&lt;div id=”main-content”&gt;</text:p>
      <text:p text:style-name="P71">&lt;p&gt;Hello &lt;strong&gt;developers&lt;/strong&gt;. Contact us!&lt;/p&gt;</text:p>
      <text:p text:style-name="P71">&lt;p class=”test”&gt;Aren’s paragaphs cool?&lt;/p&gt;</text:p>
      <text:p text:style-name="P71"/>
      <text:p text:style-name="P69">#main-content p{color: red;}</text:p>
      <text:p text:style-name="P69">p{color: black;}</text:p>
      <text:p text:style-name="P71">.test{color: green;}</text:p>
      <text:p text:style-name="P71">strong{<text:span text:style-name="T24">color: green;</text:span>}</text:p>
      <text:p text:style-name="P71">/*strong only inherits <text:span text:style-name="T24">from p (so its should be red), which is specifically targeted by the first rule. So you can overwrite it by writing a rule explicitly for a strong tag.</text:span></text:p>
      <text:p text:style-name="P71"/>
      <text:p text:style-name="P70">#main-content <text:span text:style-name="T24">strong</text:span>{color: red;}</text:p>
      <text:p text:style-name="P70">p{color: black;}</text:p>
      <text:p text:style-name="P72">.test{color: green;}</text:p>
      <text:p text:style-name="P72">strong{<text:span text:style-name="T24">color: green;</text:span>}</text:p>
      <text:p text:style-name="P72">/*<text:span text:style-name="T24">This will not change the color of strong from red to green, because the first rule specifically targets strong and it has more points than the last one.</text:span></text:p>
      <text:p text:style-name="P71"/>
      <text:p text:style-name="P20"/>
      <text:p text:style-name="P18">Lesson 13: The Important Declaration</text:p>
      <text:p text:style-name="P64">Make a property important, so that nothing else can override it. </text:p>
      <text:p text:style-name="P64"/>
      <text:p text:style-name="P64">p{color: red;}</text:p>
      <text:p text:style-name="P64">#main-content p{color: blue;}</text:p>
      <text:p text:style-name="P64">/*The second selector one will win, because it is more specific and moreover it is second in the cascading order.</text:p>
      <text:p text:style-name="P64"/>
      <text:p text:style-name="P64">p{color: red !important;}</text:p>
      <text:p text:style-name="P64">#main-content p{color: blue;}</text:p>
      <text:p text:style-name="P64">/*The first selector will win, because it is declared as important.</text:p>
      <text:p text:style-name="P17"/>
      <text:p text:style-name="P17"/>
      <text:p text:style-name="P17">Lesson 14: Targeting Multiple Elements</text:p>
      <text:p text:style-name="P63">p, article, span, <text:span text:style-name="T22">li, a</text:span>{<text:span text:style-name="T27">color: red;</text:span>}</text:p>
      <text:p text:style-name="P16"/>
      <text:p text:style-name="P16"/>
      <text:p text:style-name="P16">Lesson 15: Descendant selectors</text:p>
      <text:p text:style-name="P61">#main-content p{</text:p>
      <text:p text:style-name="P61">}</text:p>
      <text:p text:style-name="P60">/* all p tags that are descend<text:span text:style-name="T21">a</text:span>nts (children, grandchildren etc.) of the element with id #main-content </text:p>
      <text:p text:style-name="P14"/>
      <text:p text:style-name="P62">#main-content #sub-content p{</text:p>
      <text:p text:style-name="P62">}</text:p>
      <text:p text:style-name="P62">/*(parent child grandchild)</text:p>
      <text:p text:style-name="P15"/>
      <text:p text:style-name="P15"/>
      <text:p text:style-name="P15">Lesson 16: Child selectors</text:p>
      <text:p text:style-name="P58"/>
      <text:p text:style-name="P59">#main-content &gt; p {</text:p>
      <text:p text:style-name="P59">}</text:p>
      <text:p text:style-name="P59">/* all p tags that are direct children of the element with id #main-content </text:p>
      <text:p text:style-name="P13"><text:soft-page-break/></text:p>
      <text:p text:style-name="P59">#main-content p{</text:p>
      <text:p text:style-name="P59">}</text:p>
      <text:p text:style-name="P59">/* all p tags that are descend<text:span text:style-name="T21">a</text:span>nts (children, grandchildren etc.) of the element with id #main-content </text:p>
      <text:p text:style-name="P12"/>
      <text:p text:style-name="P12"/>
      <text:p text:style-name="P12">Lesson 17: Adjacent selectors</text:p>
      <text:p text:style-name="P56"><text:span text:style-name="T20">Adjacent selector s</text:span>elects an element which comes directly after another element.</text:p>
      <text:p text:style-name="P57">#all-articles h2 + p{</text:p>
      <text:p text:style-name="P57">}</text:p>
      <text:p text:style-name="P57"/>
      <text:p text:style-name="P57">/*all p tags that are in #all-articles and are directly after h2</text:p>
      <text:p text:style-name="P11"/>
      <text:p text:style-name="P11"/>
      <text:p text:style-name="P11">Lesson 18: Attribute selectors</text:p>
      <text:p text:style-name="P11"/>
      <text:p text:style-name="P49">span[class]{</text:p>
      <text:p text:style-name="P49">}</text:p>
      <text:p text:style-name="P49">/*all span <text:span text:style-name="T18">elements </text:span>that <text:span text:style-name="T18">with </text:span>any class attribute associated with <text:span text:style-name="T18">them</text:span></text:p>
      <text:p text:style-name="P49"/>
      <text:p text:style-name="P50">div[id]{</text:p>
      <text:p text:style-name="P50">}</text:p>
      <text:p text:style-name="P50">/*all div elements with id attribute associated with them</text:p>
      <text:p text:style-name="P50"/>
      <text:p text:style-name="P50">span[class=”deck”]{</text:p>
      <text:p text:style-name="P50">}</text:p>
      <text:p text:style-name="P50">/*all span elements with class equal to “deck” associated with them</text:p>
      <text:p text:style-name="P50"/>
      <text:p text:style-name="P51">span[class<text:span text:style-name="T19">~</text:span>=”deck”]{</text:p>
      <text:p text:style-name="P51">}</text:p>
      <text:p text:style-name="P52">*all span elements with class <text:span text:style-name="T19">that contains</text:span> “deck” <text:span text:style-name="T19">(multiple class that contains)</text:span>, <text:span text:style-name="T19">so e.g. in &lt;span class=”deck hallo”&gt;&lt;span&gt;</text:span></text:p>
      <text:p text:style-name="P53"/>
      <text:p text:style-name="P50">a[title=”Search engine”]{</text:p>
      <text:p text:style-name="P50">}</text:p>
      <text:p text:style-name="P50"/>
      <text:p text:style-name="P54">a[href$=”pdf”]{</text:p>
      <text:p text:style-name="P54">}</text:p>
      <text:p text:style-name="P54">/*all a elements whose ending of the value of href attribute is “pdf”</text:p>
      <text:p text:style-name="P50"/>
      <text:p text:style-name="P55">a[href^=”http”]{</text:p>
      <text:p text:style-name="P55">}</text:p>
      <text:p text:style-name="P55">/*all a elements whose beginning of the value of href attribute is “http”</text:p>
      <text:p text:style-name="P10"/>
      <text:p text:style-name="P10"/>
      <text:p text:style-name="P10">Lesson 19: Pseudo <text:span text:style-name="T13">classes</text:span></text:p>
      <text:p text:style-name="P10"/>
      <text:p text:style-name="P47">Special keywords that go after selectors. They are <text:span text:style-name="T12">are an extension to normal CSS selectors. </text:span>They can be used to target:</text:p>
      <text:p text:style-name="P47">-special behavioral states or </text:p>
      <text:p text:style-name="P47">-advanced structural elements.</text:p>
      <text:p text:style-name="P47"/>
      <text:p text:style-name="P47"><text:soft-page-break/>Pseudo class groups are named dynamic (e.g. hover effects) or structural (e.g. advanced parent-child relationships) accordingly.</text:p>
      <text:p text:style-name="P45"/>
      <text:p text:style-name="P47">Dynamic pseudo classes <text:span text:style-name="T14">allow to style an element in relation to user actions such as</text:span>:</text:p>
      <text:p text:style-name="P47">-Whether a link is being hovered over</text:p>
      <text:p text:style-name="P47">-Whether a button is being pressed</text:p>
      <text:p text:style-name="P47">-Whether a tick box has been checked</text:p>
      <text:p text:style-name="P47"/>
      <text:p text:style-name="P48">Structural pseudo classes allow to style elements based on advanced structural techniques not possible from ordinary CSS selectors, e.g.:</text:p>
      <text:p text:style-name="P48">-The 5<text:span text:style-name="T15">th</text:span> &lt;li&gt; tag in a list</text:p>
      <text:p text:style-name="P48">-A parent tag that has no children</text:p>
      <text:p text:style-name="P48"/>
      <text:p text:style-name="P46">selector:<text:span text:style-name="T17">keyword</text:span>{declaration}</text:p>
      <text:p text:style-name="P46"/>
      <text:p text:style-name="P49">#id:hover{</text:p>
      <text:p text:style-name="P49">}</text:p>
      <text:p text:style-name="P49"/>
      <text:p text:style-name="P49">.class:hover{</text:p>
      <text:p text:style-name="P49">}</text:p>
      <text:p text:style-name="P49"/>
      <text:p text:style-name="P49">a:hover{</text:p>
      <text:p text:style-name="P49">}</text:p>
      <text:p text:style-name="P10"/>
      <text:p text:style-name="P3"/>
      <text:p text:style-name="P3">Lesson 2<text:span text:style-name="T12">0: Behavioral pseudo classes: Hover, visited and active pseudo classes</text:span></text:p>
      <text:p text:style-name="P1"/>
      <text:p text:style-name="P1">a:hover{</text:p>
      <text:p text:style-name="P1">}</text:p>
      <text:p text:style-name="P1"/>
      <text:p text:style-name="P1">a:active{</text:p>
      <text:p text:style-name="P1">}</text:p>
      <text:p text:style-name="P1"/>
      <text:p text:style-name="P1">a:visited{</text:p>
      <text:p text:style-name="P1">}</text:p>
      <text:p text:style-name="P1"/>
      <text:p text:style-name="P1"/>
      <text:p text:style-name="P6">Lesson 21: Structural pseudo classes: First and last child classes</text:p>
      <text:p text:style-name="P1"/>
      <text:p text:style-name="P1">parent child:first-child{</text:p>
      <text:p text:style-name="P1">}</text:p>
      <text:p text:style-name="P1"/>
      <text:p text:style-name="P1">e.g. article p:first-child{</text:p>
      <text:p text:style-name="P1">}</text:p>
      <text:p text:style-name="P1"/>
      <text:p text:style-name="P1">parent child:last-child{</text:p>
      <text:p text:style-name="P1">}</text:p>
      <text:p text:style-name="P1"/>
      <text:p text:style-name="P1">e.g. <text:span text:style-name="T8">article p</text:span>:last-child{</text:p>
      <text:p text:style-name="P1">}</text:p>
      <text:p text:style-name="P1"/>
      <text:p text:style-name="P1"/>
      <text:p text:style-name="P8"><text:soft-page-break/>Lesson 22: First/last of type pseudo classes</text:p>
      <text:p text:style-name="P1"/>
      <text:p text:style-name="P32">e.g. <text:span text:style-name="T1">article p:first-</text:span>of-type<text:span text:style-name="T1">{</text:span></text:p>
      <text:p text:style-name="P2">}</text:p>
      <text:p text:style-name="P2"/>
      <text:p text:style-name="P32"><text:span text:style-name="T1">article p:</text:span>last<text:span text:style-name="T1">-</text:span>of-type<text:span text:style-name="T1">{</text:span></text:p>
      <text:p text:style-name="P2">}</text:p>
      <text:p text:style-name="P2"/>
      <text:p text:style-name="P2"/>
      <text:p text:style-name="P7">Lesson 23: Nth child pseudo classes</text:p>
      <text:p text:style-name="P33"/>
      <text:p text:style-name="P33">e.g. li:nth-child(7){</text:p>
      <text:p text:style-name="P33">}</text:p>
      <text:p text:style-name="P38">li- odnosi się do tagu, dla którego chcemy zdefiniować styl</text:p>
      <text:p text:style-name="P38">7- odnosi się, do numeru dziecka rodzica tagu li (czyli siódme dziecko rodzica li – dzieci mogą mieć różne tagi, nie tylko li)</text:p>
      <text:p text:style-name="P33"/>
      <text:p text:style-name="P34">li:nth-child(<text:span text:style-name="T2">1</text:span>), <text:span text:style-name="T2">li:nth-child(7)</text:span>{</text:p>
      <text:p text:style-name="P34">}</text:p>
      <text:p text:style-name="P34"/>
      <text:p text:style-name="P35">li:nth-child(<text:span text:style-name="T3">even)</text:span>{</text:p>
      <text:p text:style-name="P35">}</text:p>
      <text:p text:style-name="P35"/>
      <text:p text:style-name="P35">li:nth-child(<text:span text:style-name="T3">odd)</text:span>{</text:p>
      <text:p text:style-name="P35">}</text:p>
      <text:p text:style-name="P35"/>
      <text:p text:style-name="P36">li:nth-child(<text:span text:style-name="T4">2n+1)</text:span>{</text:p>
      <text:p text:style-name="P36">}</text:p>
      <text:p text:style-name="P36"/>
      <text:p text:style-name="P36"/>
      <text:p text:style-name="P4">Lesson 24: nth of Type <text:span text:style-name="T5">Pseudo Classes</text:span></text:p>
      <text:p text:style-name="P37"/>
      <text:p text:style-name="P38">e.g. article:nth-of-type(2){</text:p>
      <text:p text:style-name="P38">}</text:p>
      <text:p text:style-name="P41">/*second article on a page</text:p>
      <text:p text:style-name="P33"/>
      <text:p text:style-name="P33"/>
      <text:p text:style-name="P39">article:nth-of-type(<text:span text:style-name="T6">odd</text:span>){</text:p>
      <text:p text:style-name="P39">}</text:p>
      <text:p text:style-name="P33"/>
      <text:p text:style-name="P40">article:nth-of-type(<text:span text:style-name="T7">2n+1</text:span>){</text:p>
      <text:p text:style-name="P40">}</text:p>
      <text:p text:style-name="P40"/>
      <text:p text:style-name="P40"/>
      <text:p text:style-name="P5">Lesson 25: Combining selectors</text:p>
      <text:p text:style-name="P42">article.featured-content{</text:p>
      <text:p text:style-name="P42">}</text:p>
      <text:p text:style-name="P42">/*That’s in case we have two different tags (e.g. article and div) with a class “featured-content”</text:p>
      <text:p text:style-name="P42">/*<text:span text:style-name="T9">Attention: there is no space between. If there was a space it would mean: take .feature content class which is a descendant of article.</text:span></text:p>
      <text:p text:style-name="P42"/>
      <text:p text:style-name="P42"/>
      <text:p text:style-name="P9"><text:soft-page-break/>Lesson 26: Universal selector</text:p>
      <text:p text:style-name="P43">*<text:span text:style-name="T10">{</text:span></text:p>
      <text:p text:style-name="P44">}</text:p>
      <text:p text:style-name="P44">/*selects every tag on the page, <text:span text:style-name="T11">all of the tags are not inheriting this style, so it’s not the same as body{}, because in the latter case the browser may overwrite inherited styles e.g. styles of links with some default browser styles</text:span></text:p>
      <text:p text:style-name="P44"/>
      <text:p text:style-name="P44"/>
      <text:p text:style-name="P22">Lesson 31: Text transform (upper and lower cases)</text:p>
      <text:p text:style-name="P78"/>
      <text:p text:style-name="P78">p{text-transform: e.g. uppercase/<text:span text:style-name="T29">capitalize</text:span>;}</text:p>
      <text:p text:style-name="P78"/>
      <text:p text:style-name="P78"/>
      <text:p text:style-name="P23">Lesson 32: Text colour</text:p>
      <text:p text:style-name="P79">Text/foreground colour: p{color: e.g. red;}</text:p>
      <text:p text:style-name="P79">Background colour <text:span text:style-name="T30">p{background-color: e.g. blue;}</text:span></text:p>
      <text:p text:style-name="P109"><text:tab/><text:tab/> <text:s text:c="7"/>p{background: e.g. blue or url of an image;}</text:p>
      <text:p text:style-name="P80"/>
      <text:p text:style-name="P24">Lesson 33: Styling links</text:p>
      <text:p text:style-name="P81">a {</text:p>
      <text:p text:style-name="P81">color: red;</text:p>
      <text:p text:style-name="P81">text-decoration: none;</text:p>
      <text:p text:style-name="P81">font-weight: bold;</text:p>
      <text:p text:style-name="P81">}</text:p>
      <text:p text:style-name="P81"/>
      <text:p text:style-name="P82">a:hover{</text:p>
      <text:p text:style-name="P82">text-decoration: underline;</text:p>
      <text:p text:style-name="P82">}</text:p>
      <text:p text:style-name="P82"/>
      <text:p text:style-name="P27">Lesson 34: Letter spacing &amp; Line Height</text:p>
      <text:p text:style-name="P83">p{letter-spacing: 10px;}</text:p>
      <text:p text:style-name="P84"/>
      <text:p text:style-name="P86">p{word-spacing: 2px;}</text:p>
      <text:p text:style-name="P87">p{line-height: 12px;} /*<text:span text:style-name="T31">height of the line of words</text:span></text:p>
      <text:p text:style-name="P87"/>
      <text:p text:style-name="P85">p{</text:p>
      <text:p text:style-name="P88">font-size: 12px;</text:p>
      <text:p text:style-name="P85">letter-spacing: <text:span text:style-name="T32">2em</text:span>;</text:p>
      <text:p text:style-name="P85">}</text:p>
      <text:p text:style-name="P85">/*<text:span text:style-name="T32">12px are inherited from the line above and then multiplied by 2, so it’s the equivalent of specifying 24px</text:span></text:p>
      <text:p text:style-name="P89">It works the same with word-spacing and with line-height.</text:p>
      <text:p text:style-name="P89"/>
      <text:p text:style-name="P89"/>
      <text:p text:style-name="P28">Lesson 35: Paragraph spacing</text:p>
      <text:p text:style-name="P90"><text:bookmark-start text:name="__DdeLink__599_2493807682"/>p{</text:p>
      <text:p text:style-name="P90">font-size: 14px;</text:p>
      <text:p text:style-name="P90">line-height: 2em; (so 28px)</text:p>
      <text:p text:style-name="P90">margin-bottom: 32px; /*control space between p tags, i.e. at the bottom of each p tag</text:p>
      <text:p text:style-name="P90">}<text:bookmark-end text:name="__DdeLink__599_2493807682"/></text:p>
      <text:p text:style-name="P90"/>
      <text:p text:style-name="P29">Lesson 36: The box model</text:p>
      <text:p text:style-name="P93"><text:soft-page-break/><text:span text:style-name="T37">div</text:span>{</text:p>
      <text:p text:style-name="P91">margin: 30px; /*controls the external margin</text:p>
      <text:p text:style-name="P91">padding: 30px; /*controls the internal margi<text:span text:style-name="T33">n</text:span></text:p>
      <text:p text:style-name="P91">border: 1px solid black; /*<text:span text:style-name="T33">border of the content box</text:span></text:p>
      <text:p text:style-name="P94">width: 400px; /*width of the content box</text:p>
      <text:p text:style-name="P94">height: 200px; /*height of the content box</text:p>
      <text:p text:style-name="P95">}</text:p>
      <text:p text:style-name="P95"/>
      <text:p text:style-name="P95">/*If instead width would be 100%, then there is overflow, because to 100% we add 30px+30px+1px <text:s text:c="2"/>on each side</text:p>
      <text:p text:style-name="P95"/>
      <text:p text:style-name="P95"/>
      <text:p text:style-name="P30">Lesson 37: Margins</text:p>
      <text:p text:style-name="P106">div{</text:p>
      <text:p text:style-name="P92">margin: 30px <text:span text:style-name="T34">20px 15px 5px</text:span>; /*<text:span text:style-name="T34">clockwise </text:span></text:p>
      <text:p text:style-name="P96">}</text:p>
      <text:p text:style-name="P96"/>
      <text:p text:style-name="P100"><text:span text:style-name="T37">div</text:span>{</text:p>
      <text:p text:style-name="P98">margin: 30px 15px; /*top and bottom margins: 30px, left and right margins: 15px</text:p>
      <text:p text:style-name="P99">}</text:p>
      <text:p text:style-name="P99"/>
      <text:p text:style-name="P99">Vertical margin collapse (margins collapse between block elements: the max of the two margins)</text:p>
      <text:p text:style-name="P99"/>
      <text:p text:style-name="P102"><text:span text:style-name="T37">div</text:span>{</text:p>
      <text:p text:style-name="P101">margin: <text:span text:style-name="T35">30px </text:span>auto; /*<text:span text:style-name="T35">sits the content box in the middle of the screen</text:span></text:p>
      <text:p text:style-name="P101">}</text:p>
      <text:p text:style-name="P101"/>
      <text:p text:style-name="P101"/>
      <text:p text:style-name="P31">Lesson 38: Padding</text:p>
      <text:p text:style-name="P106">div{</text:p>
      <text:p text:style-name="P103">padding: 30px 20px 15px 5px; /*clockwise </text:p>
      <text:p text:style-name="P97">}</text:p>
      <text:p text:style-name="P97"/>
      <text:p text:style-name="P103">/*The same tricks as with margins</text:p>
      <text:p text:style-name="P103"/>
      <text:p text:style-name="P103"/>
      <text:p text:style-name="P26">Lesson 39: Padding &amp; Margin Long-hand <text:span text:style-name="T36">method</text:span></text:p>
      <text:p text:style-name="P105"><text:span text:style-name="T37">div</text:span>{</text:p>
      <text:p text:style-name="P105"><text:bookmark-start text:name="__DdeLink__603_2493807682"/>margin-top: 10px;</text:p>
      <text:p text:style-name="P105">margin-bottom: 2px;</text:p>
      <text:p text:style-name="P105">margin-left: 20px;</text:p>
      <text:p text:style-name="P105">margin-right: 5px;<text:bookmark-end text:name="__DdeLink__603_2493807682"/></text:p>
      <text:p text:style-name="P105">}</text:p>
      <text:p text:style-name="P105"/>
      <text:p text:style-name="P105">/*The same with padding</text:p>
      <text:p text:style-name="P105"/>
      <text:p text:style-name="P105"/>
      <text:p text:style-name="P25">Lesson 40: Border</text:p>
      <text:p text:style-name="P106">div{</text:p>
      <text:p text:style-name="P106">border: <text:span text:style-name="T38">10px (for </text:span>width<text:span text:style-name="T38">)</text:span> <text:span text:style-name="T38">solid (for </text:span>style<text:span text:style-name="T38">)</text:span> <text:span text:style-name="T38">blue (for </text:span>color<text:span text:style-name="T38">)</text:span>;</text:p>
      <text:p text:style-name="P106">}</text:p>
      <text:p text:style-name="P106"/>
      <text:p text:style-name="P107"><text:soft-page-break/>or</text:p>
      <text:p text:style-name="P107">border-top-width: 10px;</text:p>
      <text:p text:style-name="P107">border-top-style: solid;</text:p>
      <text:p text:style-name="P107">border-top-color: blue;</text:p>
      <text:p text:style-name="P107"/>
      <text:p text:style-name="P107"/>
      <text:p text:style-name="P160">Lesson 41: Block-level Elements</text:p>
      <text:p text:style-name="P113">block level elements, e.g. div, p, h1, h2, list</text:p>
      <text:p text:style-name="P113">/*They occupy whole width of the <text:span text:style-name="T39">parent element (here: body:</text:span></text:p>
      <text:p text:style-name="P113"/>
      <text:p text:style-name="P113">inline elements, e.g. span, <text:span text:style-name="T39">a</text:span></text:p>
      <text:p text:style-name="P113">/*Top and bottom margins does not display</text:p>
      <text:p text:style-name="P113">/*How to fix it?</text:p>
      <text:p text:style-name="P113">span{</text:p>
      <text:p text:style-name="P113">display: inline-block;</text:p>
      <text:p text:style-name="P113">}</text:p>
      <text:p text:style-name="P113"/>
      <text:p text:style-name="P113"/>
      <text:p text:style-name="P161">Lesson 42: Width and height properties</text:p>
      <text:p text:style-name="P114">.<text:span text:style-name="T40">static-width{</text:span></text:p>
      <text:p text:style-name="P115">width: 200px;</text:p>
      <text:p text:style-name="P115">height: 100px;</text:p>
      <text:p text:style-name="P115">}</text:p>
      <text:p text:style-name="P115"/>
      <text:p text:style-name="P115">.percentage-width{</text:p>
      <text:p text:style-name="P116">width: 70% <text:s/>/*of the width of the parent element</text:p>
      <text:p text:style-name="P115">}</text:p>
      <text:p text:style-name="P115"/>
      <text:p text:style-name="P115">.<text:span text:style-name="T41">inline-block{</text:span></text:p>
      <text:p text:style-name="P117">width: 40%;</text:p>
      <text:p text:style-name="P117">display: inline-block;</text:p>
      <text:p text:style-name="P117">}</text:p>
      <text:p text:style-name="P117"/>
      <text:p text:style-name="P117"/>
      <text:p text:style-name="P162">Lesson 43: <text:span text:style-name="T42">Rounded corners</text:span></text:p>
      <text:p text:style-name="P118">div{</text:p>
      <text:p text:style-name="P118">border-radius: <text:span text:style-name="T43">10px; /*All corners the same</text:span></text:p>
      <text:p text:style-name="P118">}</text:p>
      <text:p text:style-name="P113"/>
      <text:p text:style-name="P119">div{</text:p>
      <text:p text:style-name="P119">border-radius: <text:s/><text:span text:style-name="T43">5px 10px 20px 40px; /*Clockwise starting from the top-left</text:span></text:p>
      <text:p text:style-name="P119">}</text:p>
      <text:p text:style-name="P119"/>
      <text:p text:style-name="P119"/>
      <text:p text:style-name="P163">Lesson 44: Backgrounds</text:p>
      <text:p text:style-name="P120">div{</text:p>
      <text:p text:style-name="P126">background-color: red;</text:p>
      <text:p text:style-name="P120">}</text:p>
      <text:p text:style-name="P120"/>
      <text:p text:style-name="P121">div{</text:p>
      <text:p text:style-name="P127">background-color: <text:span text:style-name="T44">#606060;</text:span></text:p>
      <text:p text:style-name="P121">}</text:p>
      <text:p text:style-name="P121"><text:soft-page-break/></text:p>
      <text:p text:style-name="P122">div{</text:p>
      <text:p text:style-name="P128">background-<text:span text:style-name="T45">image</text:span>: <text:span text:style-name="T45">url(“</text:span><text:a xlink:type="simple" xlink:href="http://wwww/" text:style-name="Internet_20_link" text:visited-style-name="Visited_20_Internet_20_Link"><text:span text:style-name="T45">http://wwww</text:span></text:a><text:span text:style-name="T45">.“);</text:span></text:p>
      <text:p text:style-name="P133">background-repeat: no-repeat;</text:p>
      <text:p text:style-name="P122">}</text:p>
      <text:p text:style-name="P122"/>
      <text:p text:style-name="P123"/>
      <text:p text:style-name="P123">div{</text:p>
      <text:p text:style-name="P129">background-<text:span text:style-name="T45">image</text:span>: <text:span text:style-name="T45">url(“</text:span><text:a xlink:type="simple" xlink:href="http://wwww/" text:style-name="Internet_20_link" text:visited-style-name="Visited_20_Internet_20_Link"><text:span text:style-name="T45">http://wwww</text:span></text:a><text:span text:style-name="T45">.“);</text:span></text:p>
      <text:p text:style-name="P134">background-repeat: <text:span text:style-name="T46">round; /*Image is not cut-off the edges</text:span></text:p>
      <text:p text:style-name="P123">}</text:p>
      <text:p text:style-name="P123"/>
      <text:p text:style-name="P124">div{</text:p>
      <text:p text:style-name="P130">background-<text:span text:style-name="T45">image</text:span>: <text:span text:style-name="T45">url(“</text:span><text:a xlink:type="simple" xlink:href="http://wwww/" text:style-name="Internet_20_link" text:visited-style-name="Visited_20_Internet_20_Link"><text:span text:style-name="T45">http://wwww</text:span></text:a><text:span text:style-name="T45">.“);</text:span></text:p>
      <text:p text:style-name="P135">background-repeat: no-repeat;</text:p>
      <text:p text:style-name="P136">background-position: center; /* <text:span text:style-name="T47">top center or 20% 80% (first value is position from the left and second value positon from the top</text:span></text:p>
      <text:p text:style-name="P137">background-size: 200px;</text:p>
      <text:p text:style-name="P124">}</text:p>
      <text:p text:style-name="P124"/>
      <text:p text:style-name="P164"/>
      <text:p text:style-name="P165">Lesson 45: Background Shorthands</text:p>
      <text:p text:style-name="P125">div{</text:p>
      <text:p text:style-name="P131">background: <text:span text:style-name="T45">url(</text:span><text:a xlink:type="simple" xlink:href="http://wwww/" text:style-name="Internet_20_link" text:visited-style-name="Visited_20_Internet_20_Link"><text:span text:style-name="T45">http://wwww</text:span></text:a><text:span text:style-name="T45">.) no-repeat top center; </text:span></text:p>
      <text:p text:style-name="P138">background-color: grey; /*<text:span text:style-name="T48">Color of the background in div (seen where there is no image)</text:span></text:p>
      <text:p text:style-name="P139">background-size: 100px; /*Size of the image</text:p>
      <text:p text:style-name="P125">}</text:p>
      <text:p text:style-name="P125"/>
      <text:p text:style-name="P125"/>
      <text:p text:style-name="P166">Lesson 46: Multiple Backgrounds</text:p>
      <text:p text:style-name="P140">div{</text:p>
      <text:p text:style-name="P132">background: <text:span text:style-name="T45">url(</text:span><text:a xlink:type="simple" xlink:href="http://wwww/" text:style-name="Internet_20_link" text:visited-style-name="Visited_20_Internet_20_Link"><text:span text:style-name="T45">http://wwww</text:span></text:a><text:span text:style-name="T45">.), url(</text:span><text:a xlink:type="simple" xlink:href="http://wwww/" text:style-name="Internet_20_link" text:visited-style-name="Visited_20_Internet_20_Link"><text:span text:style-name="T45">http://wwww</text:span></text:a><text:span text:style-name="T45">.);</text:span></text:p>
      <text:p text:style-name="P140">background-repeat: no-repeat, no-repeat; /*Or just one no-repeat because it’s the same for both images</text:p>
      <text:p text:style-name="P140">background-position: center, top left;</text:p>
      <text:p text:style-name="P140">}</text:p>
      <text:p text:style-name="P140"/>
      <text:p text:style-name="P141"/>
      <text:p text:style-name="P167">Lesson 47: Color</text:p>
      <text:p text:style-name="P142">div{</text:p>
      <text:p text:style-name="P142">background-color: #000000 /*hexadecimal <text:span text:style-name="T49">(# and 6 digits from 0 to 9 and letters from a to f)</text:span></text:p>
      <text:p text:style-name="P142">}</text:p>
      <text:p text:style-name="P142"/>
      <text:p text:style-name="P143"><text:bookmark-start text:name="__DdeLink__871_4052748231"/>div{</text:p>
      <text:p text:style-name="P143">background-color: rgb(255, 5, 90) /*From 0 to 255</text:p>
      <text:p text:style-name="P143">}<text:bookmark-end text:name="__DdeLink__871_4052748231"/></text:p>
      <text:p text:style-name="P143"/>
      <text:p text:style-name="P143"/>
      <text:p text:style-name="P168">Lesson 48: Opacity</text:p>
      <text:p text:style-name="P145">div{</text:p>
      <text:p text:style-name="P145">opacity: 0; /*0 means completely transparent and 1 means completely opaque</text:p>
      <text:p text:style-name="P145">}</text:p>
      <text:p text:style-name="P145"><text:soft-page-break/>/*<text:span text:style-name="T50">Opacity controls not only the opacity of the color, but also of the text. If you want to control just the opacity of the color it’s a different property rgba.</text:span></text:p>
      <text:p text:style-name="P145"/>
      <text:p text:style-name="P144">div{</text:p>
      <text:p text:style-name="P144">background-color: rgb<text:span text:style-name="T51">a</text:span>(255, 5, 90, <text:span text:style-name="T51">0.5</text:span>) </text:p>
      <text:p text:style-name="P144">}</text:p>
      <text:p text:style-name="P144"/>
      <text:p text:style-name="P144"/>
      <text:p text:style-name="P169">Lesson 49: CSS Gradients</text:p>
      <text:p text:style-name="P146">div{</text:p>
      <text:p text:style-name="P148">background: #aadddd; /*Original background color to fall back on in case the gradient is not supported in a browser</text:p>
      <text:p text:style-name="P146">background: linear-gradient(top, #aadddd 0%, #77aaaa <text:span text:style-name="T52">100%</text:span>); /*From top to bottom, color at the top, 0% at the top, color at the bottom</text:p>
      <text:p text:style-name="P146">}</text:p>
      <text:p text:style-name="P146"/>
      <text:p text:style-name="P146">/*<text:span text:style-name="T53">Vendor prefix is used so that a browser supports a certain property, e.g. -moz. These are prefixes to experimental or nonstandard CSS properties.</text:span></text:p>
      <text:p text:style-name="P147">div{</text:p>
      <text:p text:style-name="P149">background: #aadddd; </text:p>
      <text:p text:style-name="P147">background: -<text:span text:style-name="T53">moz-</text:span>linear-gradient(top, #aadddd 0%, #77aaaa <text:span text:style-name="T52">100%</text:span>); </text:p>
      <text:p text:style-name="P147">background: -<text:span text:style-name="T53">webkit-</text:span>linear-gradient(top, #aadddd 0%, #77aaaa <text:span text:style-name="T52">100%</text:span>); </text:p>
      <text:p text:style-name="P147">background: <text:span text:style-name="T53">l</text:span>inear-gradient(top, #aadddd 0%, #77aaaa <text:span text:style-name="T52">100%</text:span>); </text:p>
      <text:p text:style-name="P147">}</text:p>
      <text:p text:style-name="P147"/>
      <text:p text:style-name="P150">webkit is for Safari or Google Chrome</text:p>
      <text:p text:style-name="P150">moz is for Firefox <text:span text:style-name="T54">(mozilla)</text:span></text:p>
      <text:p text:style-name="P151">percentage defines position of the color stop</text:p>
      <text:p text:style-name="P151"/>
      <text:p text:style-name="P151"/>
      <text:p text:style-name="P170">Lesson 50: Box Shadow</text:p>
      <text:p text:style-name="P152">/*<text:span text:style-name="T55">It gives an element a shadow</text:span></text:p>
      <text:p text:style-name="P153">div{</text:p>
      <text:p text:style-name="P155">box-shadow: <text:span text:style-name="T56">2px 2px 4px 2 px rgba(40, 40, 40, 0.5);</text:span></text:p>
      <text:p text:style-name="P155">/*</text:p>
      <text:p text:style-name="P154"><text:span text:style-name="T56">1</text:span><text:span text:style-name="T16">st</text:span><text:span text:style-name="T56"> and 2</text:span><text:span text:style-name="T16">nd</text:span><text:span text:style-name="T56"> values: h</text:span>orizontal and vertical shadow <text:span text:style-name="T56">position </text:span>(how far the shadow should appear), <text:span text:style-name="T56">e.g. 2px to the right and 2px to the bottom. You can use minus values as well.</text:span></text:p>
      <text:p text:style-name="P156">3<text:span text:style-name="T15">rd</text:span> value: <text:span text:style-name="T58">blur radius, how blurry the box-shadow we want to be, low value: less blurry </text:span></text:p>
      <text:p text:style-name="P157">4<text:span text:style-name="T15">th</text:span> value: at what distance we want the blur to be</text:p>
      <text:p text:style-name="P158">5<text:span text:style-name="T15">th</text:span> value: color of the shadow</text:p>
      <text:p text:style-name="P153">}</text:p>
      <text:p text:style-name="P153"/>
      <text:p text:style-name="P153"/>
      <text:p text:style-name="P171">Lesson 51: Browser Support</text:p>
      <text:p text:style-name="P159">Fallback options</text:p>
      <text:p text:style-name="P159"><text:a xlink:type="simple" xlink:href="https://caniuse.com/" text:style-name="Internet_20_link" text:visited-style-name="Visited_20_Internet_20_Link">https://caniuse.com/</text:a></text:p>
      <text:p text:style-name="P159"><text:a xlink:type="simple" xlink:href="http://pleeease.io/play/" text:style-name="Internet_20_link" text:visited-style-name="Visited_20_Internet_20_Link">http://pleeease.io/play/</text:a> </text:p>
      <text:p text:style-name="P159">/*<text:span text:style-name="T59">The last website gives vendor prefixes so that a feature is supported in all browsers</text:span></text:p>
      <text:p text:style-name="P113"/>
      <text:p text:style-name="P104"/>
      <text:p text:style-name="P108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6:35:03.274418952</meta:creation-date>
    <dc:date>2018-11-01T13:22:57.793514888</dc:date>
    <meta:editing-duration>PT7H5M2S</meta:editing-duration>
    <meta:editing-cycles>142</meta:editing-cycles>
    <meta:generator>LibreOffice/6.0.6.2$Linux_X86_64 LibreOffice_project/00m0$Build-2</meta:generator>
    <meta:document-statistic meta:table-count="0" meta:image-count="0" meta:object-count="0" meta:page-count="10" meta:paragraph-count="347" meta:word-count="1767" meta:character-count="11432" meta:non-whitespace-character-count="9981"/>
  </office:meta>
</office:document-meta>
</file>